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10-06T09:16:19" calcext:value-type="date">
            <text:p>2022-10-06 09:16:19</text:p>
          </table:table-cell>
          <table:table-cell table:style-name="ce22" office:value-type="date" office:date-value="2022-10-06" calcext:value-type="date">
            <text:p>2022-10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6M19S" calcext:value-type="time">
            <text:p>09:16:1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10-06T09:16:19" calcext:value-type="date">
            <text:p>2022-10-06 09:16:19</text:p>
          </table:table-cell>
          <table:table-cell table:style-name="ce23" office:value-type="date" office:date-value="2022-10-06" calcext:value-type="date">
            <text:p>2022-10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6M19S" calcext:value-type="time">
            <text:p>21:16:1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10-06T09:16:19" calcext:value-type="date">
            <text:p>2022-10-06 09:16:19</text:p>
          </table:table-cell>
          <table:table-cell table:style-name="ce24" office:value-type="date" office:date-value="2022-10-06" calcext:value-type="date">
            <text:p>2022-10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6M19S" calcext:value-type="time">
            <text:p>09:16:1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10-06T09:16:19" calcext:value-type="date">
            <text:p>2022-10-06 09:16:19</text:p>
          </table:table-cell>
          <table:table-cell table:style-name="ce25" office:value-type="date" office:date-value="2022-10-06" calcext:value-type="date">
            <text:p>2022-10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6M19S" calcext:value-type="time">
            <text:p>21:16:1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10-06T09:16:19" calcext:value-type="date">
            <text:p>2022-10-06 09:16:19</text:p>
          </table:table-cell>
          <table:table-cell table:style-name="ce26" office:value-type="date" office:date-value="2022-10-06" calcext:value-type="date">
            <text:p>2022-10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6M19S" calcext:value-type="time">
            <text:p>09:16:1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10-06T09:16:19" calcext:value-type="date">
            <text:p>2022-10-06 09:16:19</text:p>
          </table:table-cell>
          <table:table-cell table:style-name="ce27" office:value-type="date" office:date-value="2022-10-06" calcext:value-type="date">
            <text:p>2022-10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6M19S" calcext:value-type="time">
            <text:p>21:16:1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10-06T09:16:19" calcext:value-type="date">
            <text:p>2022-10-06 09:16:19</text:p>
          </table:table-cell>
          <table:table-cell table:style-name="ce28" office:value-type="date" office:date-value="2022-10-06" calcext:value-type="date">
            <text:p>2022-10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6M19S" calcext:value-type="time">
            <text:p>09:16:1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10-06T09:16:19" calcext:value-type="date">
            <text:p>2022-10-06 09:16:19</text:p>
          </table:table-cell>
          <table:table-cell table:style-name="ce29" office:value-type="date" office:date-value="2022-10-06" calcext:value-type="date">
            <text:p>2022-10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6M19S" calcext:value-type="time">
            <text:p>21:16:1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10-06T09:16:19" calcext:value-type="date">
            <text:p>2022-10-06 09:16:19</text:p>
          </table:table-cell>
          <table:table-cell table:style-name="ce30" office:value-type="date" office:date-value="2022-10-06" calcext:value-type="date">
            <text:p>2022-10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6M19S" calcext:value-type="time">
            <text:p>09:16:1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10-06T09:16:19" calcext:value-type="date">
            <text:p>2022-10-06 09:16:19</text:p>
          </table:table-cell>
          <table:table-cell table:style-name="ce31" office:value-type="date" office:date-value="2022-10-06" calcext:value-type="date">
            <text:p>2022-10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6M19S" calcext:value-type="time">
            <text:p>21:16:1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10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92558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244358" calcext:value-type="float">
            <text:p>1,24</text:p>
          </table:table-cell>
          <table:table-cell office:value-type="float" office:value="0.00451094244604317" calcext:value-type="float">
            <text:p>0,004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91449" calcext:value-type="float">
            <text:p>0,09</text:p>
          </table:table-cell>
          <table:table-cell office:value-type="float" office:value="0.00653207142857143" calcext:value-type="float">
            <text:p>0,006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3569" calcext:value-type="float">
            <text:p>0,04</text:p>
          </table:table-cell>
          <table:table-cell office:value-type="float" office:value="0.00297416666666667" calcext:value-type="float">
            <text:p>0,002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65003" calcext:value-type="float">
            <text:p>0,07</text:p>
          </table:table-cell>
          <table:table-cell office:value-type="float" office:value="0.00722255555555556" calcext:value-type="float">
            <text:p>0,007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80966" calcext:value-type="float">
            <text:p>0,28</text:p>
          </table:table-cell>
          <table:table-cell office:value-type="float" office:value="0.0561932" calcext:value-type="float">
            <text:p>0,056193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717466" calcext:value-type="float">
            <text:p>1,72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9:16:17</meta:creation-date>
    <meta:generator>LibreOffice/7.3.6.2$Linux_X86_64 LibreOffice_project/30$Build-2</meta:generator>
    <meta:editing-duration>PT2S</meta:editing-duration>
    <meta:editing-cycles>2</meta:editing-cycles>
    <meta:initial-creator>Turulomio</meta:initial-creator>
    <dc:description>Este fichero ha sido generado con UnoGenerator-0.30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2-10-06T09:16:21.408824693</dc:date>
    <dc:title>Ejemplo ODS con UnoGenerator</dc:title>
    <meta:document-statistic meta:table-count="9" meta:cell-count="3414" meta:object-count="0"/>
  </office:meta>
</office:document-meta>
</file>